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ttpServletResponseTests.getNonExistentDat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sponseTests.addHeaderWithNullValue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sponseTests.contentTypeHeader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sponseTests.assertPrimarySessionCookie(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HttpServletResponseTests.getDat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sponseTests.servletWriterAutoFlushedFor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sponseTests.servletOutputStreamCommittedOnOutputStream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servletOutputStreamCommittedOn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servletWriterAutoFlushedFor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sponseTests.modifyStatusAfterSen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contentLanguageHeaderWithSing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servletOutputStreamCommittedWhenBuffer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sponseTests.servletWriterCommittedOnWriter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setCharacterEncodingThen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sponseTests.s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sponseTests.assertCookieValues( String ...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ResponseTests.setCooki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getInvalidDat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setDat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sponseTests.assertNumCookies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ResponseTests.servletWriterCommittedOnWriter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contentTypeHeaderWithMoreComplexCharset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sponseTests.contentLengthI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defaul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ckHttpServletResponseTests.setLocale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resetResets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ckHttpServletResponseTests.httpHeaderNameCasingIsP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locationHeaderUpdatesGetRedirecte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addCookieHeaderWithExpiresAttributeWithoutMaxAg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HttpServletResponseTests.addDat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sponseTests.setHeaderWithNullValue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sponseTests.setCookieHeaderWithMaxAgeAndExpire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HttpServletResponseTests.addCooki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sponse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sponseTests.contentAs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servletWriterCommittedWhenBuffer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HttpServletResponse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setContentTypeThen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sponseTests.contentTyp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HttpServletResponseTests.addCookieHeaderWithMaxAgeAndExpire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HttpServletResponseTests.setCookieHeaderWithZeroExpire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contentLanguageHeaderWith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send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contentLength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addCookieHeaderWithMaxAgeAndZeroExpire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sponseTests.setContentType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sponseTests.servletWriterAutoFlushedFo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sponseTests.modifyStatusMessageAfterSen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sponseTests.add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